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B0000004FBD7080A7D6F528B5.png" manifest:media-type="image/png"/>
  <manifest:file-entry manifest:full-path="Pictures/10000201000004BD00000183AB4DC13061F80F77.png" manifest:media-type="image/png"/>
  <manifest:file-entry manifest:full-path="Pictures/100002010000054B000001210F922122378185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9999ff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585cm"/>
    </style:style>
    <style:style style:name="gr3" style:family="graphic" style:parent-style-name="standard">
      <style:graphic-properties svg:stroke-width="0cm" draw:marker-start-width="0.202cm" draw:marker-end-width="0.202cm" draw:fill="none" draw:textarea-horizontal-align="justify" draw:textarea-vertical-align="middle" draw:auto-grow-height="false" fo:min-height="24.13cm" fo:min-width="9.656cm" fo:padding-top="0.127cm" fo:padding-bottom="0.127cm" fo:padding-left="0.252cm" fo:padding-right="0.2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8cm" fo:min-width="4.1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0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138cm"/>
    </style:style>
    <style:style style:name="gr10" style:family="graphic" style:parent-style-name="standard">
      <style:graphic-properties svg:stroke-width="0.741cm" svg:stroke-color="#cccccc" draw:marker-start-width="1.307cm" draw:marker-end-width="1.307cm" svg:stroke-opacity="100%" draw:fill="none" draw:textarea-horizontal-align="justify" draw:textarea-vertical-align="middle" draw:auto-grow-height="false" fo:min-height="24.283cm" fo:min-width="9.817cm" fo:padding-top="0.491cm" fo:padding-bottom="0.491cm" fo:padding-left="0.616cm" fo:padding-right="0.616cm"/>
    </style:style>
    <style:style style:name="gr11" style:family="graphic" style:parent-style-name="standard">
      <style:graphic-properties svg:stroke-width="0.106cm" draw:marker-start="Arrow" draw:marker-start-width="0.46cm" draw:marker-end="Arrow" draw:marker-end-width="0.46cm" draw:fill-color="#729fcf" draw:textarea-vertical-align="middle" fo:padding-top="0.179cm" fo:padding-bottom="0.179cm" fo:padding-left="0.304cm" fo:padding-right="0.304cm"/>
    </style:style>
    <style:style style:name="gr12" style:family="graphic" style:parent-style-name="objectwithoutfill">
      <style:graphic-properties draw:fill="none" draw:fill-color="#729fc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4.78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652cm" fo:min-width="9.4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6cm" fo:min-width="0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5.439cm" fo:min-width="0.952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536cm" fo:min-width="0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3.026cm" fo:min-width="9.483cm"/>
    </style:style>
    <style:style style:name="gr24" style:family="graphic" style:parent-style-name="standard">
      <style:graphic-properties draw:fill="none" draw:fill-color="#729fcf" draw:textarea-horizontal-align="justify" draw:textarea-vertical-align="middle" draw:auto-grow-height="false" fo:min-height="2.931cm" fo:min-width="0.11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46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574cm"/>
    </style:style>
    <style:style style:name="gr27" style:family="graphic" style:parent-style-name="standard">
      <style:graphic-properties draw:fill="none" draw:fill-color="#729fcf" draw:textarea-horizontal-align="justify" draw:textarea-vertical-align="middle" draw:auto-grow-height="false" fo:min-height="2.931cm" fo:min-width="0.1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5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92cm" fo:min-width="9.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169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1.75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1.75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629cm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999999" style:font-name="Adobe Caslon Pro" fo:font-size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color="#b2b2b2" style:font-name="Liberation Serif"/>
    </style:style>
    <style:style style:name="P6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7" style:family="paragraph">
      <loext:graphic-properties draw:fill="none" draw:fill-color="#ffffff"/>
      <style:text-properties fo:color="#808080" style:font-name="Liberation Serif" fo:background-color="transparent"/>
    </style:style>
    <style:style style:name="P8" style:family="paragraph">
      <loext:graphic-properties draw:fill="none" draw:fill-color="#ffffff"/>
      <style:text-properties fo:color="#999999" style:font-name="Liberation Serif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="none" draw:fill-color="#729fcf"/>
      <style:paragraph-properties fo:text-align="center"/>
    </style:style>
    <style:style style:name="P11" style:family="paragraph">
      <loext:graphic-properties draw:fill="none" draw:fill-color="#ffffff"/>
      <style:text-properties fo:color="#999999" style:font-name="Liberation Serif" fo:font-size="15pt" style:font-size-asian="15pt" style:font-size-complex="15pt"/>
    </style:style>
    <style:style style:name="P12" style:family="paragraph">
      <loext:graphic-properties draw:fill="none" draw:fill-color="#ffffff"/>
      <style:text-properties fo:color="#999999"/>
    </style:style>
    <style:style style:name="P13" style:family="paragraph">
      <loext:graphic-properties draw:fill="none"/>
      <style:paragraph-properties fo:text-align="center"/>
      <style:text-properties fo:color="#808080" style:font-name="Liberation Serif"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style:font-size-asian="13pt" style:font-size-complex="13pt"/>
    </style:style>
    <style:style style:name="P15" style:family="paragraph">
      <loext:graphic-properties draw:fill="none" draw:fill-color="#ffffff"/>
      <style:text-properties fo:font-size="4pt" style:font-size-asian="4pt" style:font-size-complex="4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color="#b2b2b2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color="#999999" style:font-name="Liberation Serif" fo:font-size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b2b2b2" style:font-name="Liberation Serif"/>
    </style:style>
    <style:style style:name="T4" style:family="text">
      <style:text-properties style:font-name="Liberation Serif" fo:font-size="18pt" style:font-size-asian="18pt" style:font-size-complex="18pt"/>
    </style:style>
    <style:style style:name="T5" style:family="text">
      <style:text-properties fo:color="#808080" style:font-name="Liberation Serif" fo:background-color="transparent"/>
    </style:style>
    <style:style style:name="T6" style:family="text">
      <style:text-properties fo:color="#999999" style:font-name="Liberation Serif"/>
    </style:style>
    <style:style style:name="T7" style:family="text">
      <style:text-properties fo:color="#999999" style:font-name="Liberation Serif" fo:font-size="15pt" style:font-size-asian="15pt" style:font-size-complex="15pt"/>
    </style:style>
    <style:style style:name="T8" style:family="text">
      <style:text-properties fo:color="#999999"/>
    </style:style>
    <style:style style:name="T9" style:family="text">
      <style:text-properties fo:color="#808080" style:font-name="Liberation Serif" fo:font-size="18pt" style:font-size-asian="18pt" style:font-size-complex="18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4pt" style:font-size-asian="4pt" style:font-size-complex="4pt"/>
    </style:style>
    <style:style style:name="T1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59cm" svg:y1="1.889cm" svg:x2="3.159cm" svg:y2="26.273cm">
          <text:p/>
        </draw:line>
        <draw:frame draw:style-name="gr2" draw:text-style-name="P2" draw:layer="layout" svg:width="1.905cm" svg:height="0.835cm" svg:x="1.889cm" svg:y="1.054cm">
          <draw:text-box>
            <text:p><text:span text:style-name="T1">24U</text:span></text:p>
          </draw:text-box>
        </draw:frame>
        <draw:custom-shape draw:style-name="gr3" draw:text-style-name="P3" draw:layer="layout" svg:width="10.16cm" svg:height="24.384cm" svg:x="4.529cm" svg:y="1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802cm" svg:height="0.683cm" svg:x="15.971cm" svg:y="26.257cm">
          <draw:text-box>
            <text:p><text:span text:style-name="T2">4/12/17</text:span></text:p>
          </draw:text-box>
        </draw:frame>
        <draw:frame draw:style-name="gr5" draw:text-style-name="P5" draw:layer="layout" svg:width="4.895cm" svg:height="1.378cm" svg:x="16.136cm" svg:y="18.66cm">
          <draw:text-box>
            <text:p><text:span text:style-name="T3">Sliding shelf</text:span></text:p>
          </draw:text-box>
        </draw:frame>
        <draw:g>
          <draw:frame draw:style-name="gr6" draw:text-style-name="P6" draw:layer="layout" svg:width="3.317cm" svg:height="1.143cm" svg:x="16.225cm" svg:y="20.623cm">
            <draw:text-box>
              <text:p><text:span text:style-name="T4"><text:s/></text:span><text:span text:style-name="T4">PAM </text:span><text:span text:style-name="T4">- 3U </text:span></text:p>
            </draw:text-box>
          </draw:frame>
          <draw:frame draw:style-name="gr7" draw:text-style-name="P5" draw:layer="layout" svg:width="2.416cm" svg:height="1.024cm" svg:x="17.002cm" svg:y="21.312cm">
            <draw:text-box>
              <text:p><text:span text:style-name="T3">Rails</text:span></text:p>
            </draw:text-box>
          </draw:frame>
        </draw:g>
        <draw:frame draw:style-name="gr8" draw:text-style-name="P7" draw:layer="layout" svg:width="9.553cm" svg:height="0.954cm" svg:x="4.704cm" svg:y="11.555cm">
          <draw:text-box>
            <text:p><text:span text:style-name="T5">2U </text:span><text:span text:style-name="T5">ven</text:span><text:span text:style-name="T5">tila</text:span><text:span text:style-name="T5">tion </text:span><text:span text:style-name="T5">+ </text:span><text:span text:style-name="T5">pat</text:span><text:span text:style-name="T5">ch </text:span><text:span text:style-name="T5">pan</text:span><text:span text:style-name="T5">el </text:span><text:span text:style-name="T5">acc</text:span><text:span text:style-name="T5">ess</text:span></text:p>
          </draw:text-box>
        </draw:frame>
        <draw:frame draw:style-name="gr9" draw:text-style-name="P8" draw:layer="layout" svg:width="4.638cm" svg:height="0.954cm" svg:x="7.35cm" svg:y="2.016cm">
          <draw:text-box>
            <text:p><text:span text:style-name="T6">2U extra space</text:span></text:p>
          </draw:text-box>
        </draw:frame>
        <draw:custom-shape draw:style-name="gr10" draw:text-style-name="P3" draw:layer="layout" svg:width="11.049cm" svg:height="25.273cm" svg:x="4.067cm" svg:y="1.376cm">
          <text:p/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1.635cm" svg:y1="1cm" svg:x2="1.635cm" svg:y2="26.94cm">
          <text:p/>
        </draw:line>
        <draw:line draw:style-name="gr12" draw:text-style-name="P10" draw:layer="layout" svg:x1="0.619cm" svg:y1="1cm" svg:x2="2.143cm" svg:y2="1cm">
          <text:p/>
        </draw:line>
        <draw:line draw:style-name="gr12" draw:text-style-name="P10" draw:layer="layout" svg:x1="2.016cm" svg:y1="1.762cm" svg:x2="3.54cm" svg:y2="1.762cm">
          <text:p/>
        </draw:line>
        <draw:frame draw:style-name="gr13" draw:text-style-name="P11" draw:layer="layout" svg:width="5.29cm" svg:height="0.835cm" svg:x="0.426cm" svg:y="0.238cm">
          <draw:text-box>
            <text:p><text:span text:style-name="T7">46.25 “ = 1174.75 mm</text:span></text:p>
          </draw:text-box>
        </draw:frame>
        <draw:frame draw:style-name="gr14" draw:text-style-name="P12" draw:layer="layout" svg:width="4.765cm" svg:height="0.962cm" svg:x="7.284cm" svg:y="24.114cm">
          <draw:text-box>
            <text:p><text:span text:style-name="T8">3U extra space</text:span></text:p>
          </draw:text-box>
        </draw:frame>
        <draw:g>
          <draw:custom-shape draw:style-name="gr15" draw:text-style-name="P13" draw:layer="layout" svg:width="9.93cm" svg:height="0.902cm" svg:x="4.556cm" svg:y="18.629cm">
            <text:p text:style-name="P1"><text:span text:style-name="T9">shelf 1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16" draw:text-style-name="P14" draw:layer="layout" svg:width="1.306cm" svg:height="1.476cm" svg:x="5.169cm" svg:y="17.987cm">
              <draw:text-box>
                <text:p><text:span text:style-name="T10">C0</text:span></text:p>
              </draw:text-box>
            </draw:frame>
            <draw:custom-shape draw:style-name="gr17" draw:text-style-name="P3" draw:layer="layout" svg:width="1.452cm" svg:height="5.689cm" svg:x="5.27cm" svg:y="12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" draw:layer="layout" svg:width="0.166cm" svg:height="0.158cm" svg:x="5.487cm" svg:y="14.5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166cm" svg:height="0.158cm" svg:x="5.487cm" svg:y="14.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166cm" svg:height="0.158cm" svg:x="5.487cm" svg:y="16.149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166cm" svg:height="0.158cm" svg:x="5.487cm" svg:y="16.3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166cm" svg:height="0.158cm" svg:x="5.487cm" svg:y="17.6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166cm" svg:height="0.158cm" svg:x="5.487cm" svg:y="17.8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9" draw:text-style-name="P3" draw:layer="layout" svg:width="0.416cm" svg:height="0.786cm" svg:x="5.442cm" svg:y="13.1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0" draw:text-style-name="P3" draw:layer="layout" svg:x1="5.442cm" svg:y1="13.544cm" svg:x2="5.857cm" svg:y2="13.544cm">
                <text:p/>
              </draw:line>
            </draw:g>
            <draw:frame draw:style-name="gr21" draw:text-style-name="P14" draw:layer="layout" svg:width="1.306cm" svg:height="1.092cm" svg:x="5.169cm" svg:y="14.001cm">
              <draw:text-box>
                <text:p><text:span text:style-name="T10">A3</text:span></text:p>
              </draw:text-box>
            </draw:frame>
            <draw:frame draw:style-name="gr16" draw:text-style-name="P14" draw:layer="layout" svg:width="1.306cm" svg:height="1.476cm" svg:x="5.169cm" svg:y="14.85cm">
              <draw:text-box>
                <text:p><text:span text:style-name="T10">A0</text:span></text:p>
              </draw:text-box>
            </draw:frame>
            <draw:frame draw:style-name="gr22" draw:text-style-name="P14" draw:layer="layout" svg:width="1.306cm" svg:height="1.475cm" svg:x="5.169cm" svg:y="15.56cm">
              <draw:text-box>
                <text:p><text:span text:style-name="T10">B3</text:span></text:p>
              </draw:text-box>
            </draw:frame>
            <draw:frame draw:style-name="gr16" draw:text-style-name="P14" draw:layer="layout" svg:width="1.306cm" svg:height="1.476cm" svg:x="5.169cm" svg:y="16.428cm">
              <draw:text-box>
                <text:p><text:span text:style-name="T10">B0</text:span></text:p>
              </draw:text-box>
            </draw:frame>
            <draw:frame draw:style-name="gr16" draw:text-style-name="P14" draw:layer="layout" svg:width="1.306cm" svg:height="1.476cm" svg:x="5.169cm" svg:y="17.035cm">
              <draw:text-box>
                <text:p><text:span text:style-name="T10">C3</text:span></text:p>
              </draw:text-box>
            </draw:frame>
            <draw:g>
              <draw:line draw:style-name="gr20" draw:text-style-name="P3" draw:layer="layout" svg:x1="6.54cm" svg:y1="16.868cm" svg:x2="6.286cm" svg:y2="16.995cm">
                <text:p/>
              </draw:line>
              <draw:line draw:style-name="gr20" draw:text-style-name="P3" draw:layer="layout" svg:x1="6.286cm" svg:y1="18.265cm" svg:x2="6.54cm" svg:y2="18.392cm">
                <text:p/>
              </draw:line>
              <draw:line draw:style-name="gr20" draw:text-style-name="P3" draw:layer="layout" svg:x1="6.286cm" svg:y1="16.995cm" svg:x2="6.286cm" svg:y2="18.265cm">
                <text:p/>
              </draw:line>
              <draw:line draw:style-name="gr20" draw:text-style-name="P3" draw:layer="layout" svg:x1="6.54cm" svg:y1="16.868cm" svg:x2="6.54cm" svg:y2="18.392cm">
                <text:p/>
              </draw:line>
            </draw:g>
            <draw:line draw:style-name="gr20" draw:text-style-name="P3" draw:layer="layout" svg:x1="6.54cm" svg:y1="14.328cm" svg:x2="6.286cm" svg:y2="14.455cm">
              <text:p/>
            </draw:line>
            <draw:line draw:style-name="gr20" draw:text-style-name="P3" draw:layer="layout" svg:x1="6.286cm" svg:y1="14.963cm" svg:x2="6.54cm" svg:y2="15.09cm">
              <text:p/>
            </draw:line>
            <draw:line draw:style-name="gr20" draw:text-style-name="P3" draw:layer="layout" svg:x1="6.286cm" svg:y1="14.455cm" svg:x2="6.286cm" svg:y2="14.963cm">
              <text:p/>
            </draw:line>
            <draw:line draw:style-name="gr20" draw:text-style-name="P3" draw:layer="layout" svg:x1="6.54cm" svg:y1="14.328cm" svg:x2="6.54cm" svg:y2="15.09cm">
              <text:p/>
            </draw:line>
            <draw:g>
              <draw:custom-shape draw:style-name="gr17" draw:text-style-name="P3" draw:layer="layout" svg:width="1.452cm" svg:height="5.689cm" svg:x="7.547cm" svg:y="12.9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" draw:layer="layout" svg:width="0.166cm" svg:height="0.158cm" svg:x="7.764cm" svg:y="14.6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7.764cm" svg:y="14.89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7.764cm" svg:y="16.19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7.764cm" svg:y="16.4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7.764cm" svg:y="17.6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7.764cm" svg:y="17.93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9" draw:text-style-name="P3" draw:layer="layout" svg:width="0.416cm" svg:height="0.786cm" svg:x="7.719cm" svg:y="13.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0" draw:text-style-name="P3" draw:layer="layout" svg:x1="7.719cm" svg:y1="13.593cm" svg:x2="8.134cm" svg:y2="13.593cm">
                  <text:p/>
                </draw:line>
              </draw:g>
              <draw:frame draw:style-name="gr21" draw:text-style-name="P14" draw:layer="layout" svg:width="1.306cm" svg:height="1.092cm" svg:x="7.446cm" svg:y="14.05cm">
                <draw:text-box>
                  <text:p><text:span text:style-name="T10">A3</text:span></text:p>
                </draw:text-box>
              </draw:frame>
              <draw:frame draw:style-name="gr16" draw:text-style-name="P14" draw:layer="layout" svg:width="1.306cm" svg:height="1.476cm" svg:x="7.446cm" svg:y="14.899cm">
                <draw:text-box>
                  <text:p><text:span text:style-name="T10">A0</text:span></text:p>
                </draw:text-box>
              </draw:frame>
              <draw:frame draw:style-name="gr22" draw:text-style-name="P14" draw:layer="layout" svg:width="1.306cm" svg:height="1.475cm" svg:x="7.446cm" svg:y="15.609cm">
                <draw:text-box>
                  <text:p><text:span text:style-name="T10">B3</text:span></text:p>
                </draw:text-box>
              </draw:frame>
              <draw:frame draw:style-name="gr16" draw:text-style-name="P14" draw:layer="layout" svg:width="1.306cm" svg:height="1.476cm" svg:x="7.446cm" svg:y="16.477cm">
                <draw:text-box>
                  <text:p><text:span text:style-name="T10">B0</text:span></text:p>
                </draw:text-box>
              </draw:frame>
              <draw:frame draw:style-name="gr16" draw:text-style-name="P14" draw:layer="layout" svg:width="1.306cm" svg:height="1.476cm" svg:x="7.446cm" svg:y="17.084cm">
                <draw:text-box>
                  <text:p><text:span text:style-name="T10">C3</text:span></text:p>
                </draw:text-box>
              </draw:frame>
              <draw:line draw:style-name="gr20" draw:text-style-name="P3" draw:layer="layout" svg:x1="8.817cm" svg:y1="16.917cm" svg:x2="8.563cm" svg:y2="17.044cm">
                <text:p/>
              </draw:line>
              <draw:line draw:style-name="gr20" draw:text-style-name="P3" draw:layer="layout" svg:x1="8.563cm" svg:y1="18.314cm" svg:x2="8.817cm" svg:y2="18.441cm">
                <text:p/>
              </draw:line>
              <draw:line draw:style-name="gr20" draw:text-style-name="P3" draw:layer="layout" svg:x1="8.563cm" svg:y1="17.044cm" svg:x2="8.563cm" svg:y2="18.314cm">
                <text:p/>
              </draw:line>
              <draw:line draw:style-name="gr20" draw:text-style-name="P3" draw:layer="layout" svg:x1="8.817cm" svg:y1="16.917cm" svg:x2="8.817cm" svg:y2="18.441cm">
                <text:p/>
              </draw:line>
              <draw:line draw:style-name="gr20" draw:text-style-name="P3" draw:layer="layout" svg:x1="8.817cm" svg:y1="14.377cm" svg:x2="8.563cm" svg:y2="14.504cm">
                <text:p/>
              </draw:line>
              <draw:line draw:style-name="gr20" draw:text-style-name="P3" draw:layer="layout" svg:x1="8.563cm" svg:y1="15.012cm" svg:x2="8.817cm" svg:y2="15.139cm">
                <text:p/>
              </draw:line>
              <draw:line draw:style-name="gr20" draw:text-style-name="P3" draw:layer="layout" svg:x1="8.563cm" svg:y1="14.504cm" svg:x2="8.563cm" svg:y2="15.012cm">
                <text:p/>
              </draw:line>
              <draw:line draw:style-name="gr20" draw:text-style-name="P3" draw:layer="layout" svg:x1="8.817cm" svg:y1="14.377cm" svg:x2="8.817cm" svg:y2="15.139cm">
                <text:p/>
              </draw:line>
            </draw:g>
            <draw:g>
              <draw:custom-shape draw:style-name="gr17" draw:text-style-name="P3" draw:layer="layout" svg:width="1.452cm" svg:height="5.689cm" svg:x="12.275cm" svg:y="12.9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" draw:layer="layout" svg:width="0.166cm" svg:height="0.158cm" svg:x="12.492cm" svg:y="14.62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2.492cm" svg:y="14.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2.492cm" svg:y="16.19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2.492cm" svg:y="16.44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2.492cm" svg:y="17.69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2.492cm" svg:y="17.93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9" draw:text-style-name="P3" draw:layer="layout" svg:width="0.416cm" svg:height="0.786cm" svg:x="12.447cm" svg:y="13.2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0" draw:text-style-name="P3" draw:layer="layout" svg:x1="12.447cm" svg:y1="13.594cm" svg:x2="12.862cm" svg:y2="13.594cm">
                  <text:p/>
                </draw:line>
              </draw:g>
              <draw:frame draw:style-name="gr21" draw:text-style-name="P14" draw:layer="layout" svg:width="1.306cm" svg:height="1.092cm" svg:x="12.174cm" svg:y="14.051cm">
                <draw:text-box>
                  <text:p><text:span text:style-name="T10">A3</text:span></text:p>
                </draw:text-box>
              </draw:frame>
              <draw:frame draw:style-name="gr16" draw:text-style-name="P14" draw:layer="layout" svg:width="1.306cm" svg:height="1.476cm" svg:x="12.174cm" svg:y="14.9cm">
                <draw:text-box>
                  <text:p><text:span text:style-name="T10">A0</text:span></text:p>
                </draw:text-box>
              </draw:frame>
              <draw:frame draw:style-name="gr22" draw:text-style-name="P14" draw:layer="layout" svg:width="1.306cm" svg:height="1.475cm" svg:x="12.174cm" svg:y="15.61cm">
                <draw:text-box>
                  <text:p><text:span text:style-name="T10">B3</text:span></text:p>
                </draw:text-box>
              </draw:frame>
              <draw:frame draw:style-name="gr16" draw:text-style-name="P14" draw:layer="layout" svg:width="1.306cm" svg:height="1.476cm" svg:x="12.174cm" svg:y="16.478cm">
                <draw:text-box>
                  <text:p><text:span text:style-name="T10">B0</text:span></text:p>
                </draw:text-box>
              </draw:frame>
              <draw:frame draw:style-name="gr16" draw:text-style-name="P14" draw:layer="layout" svg:width="1.306cm" svg:height="1.476cm" svg:x="12.174cm" svg:y="17.085cm">
                <draw:text-box>
                  <text:p><text:span text:style-name="T10">C3</text:span></text:p>
                </draw:text-box>
              </draw:frame>
              <draw:line draw:style-name="gr20" draw:text-style-name="P3" draw:layer="layout" svg:x1="13.545cm" svg:y1="16.918cm" svg:x2="13.291cm" svg:y2="17.045cm">
                <text:p/>
              </draw:line>
              <draw:line draw:style-name="gr20" draw:text-style-name="P3" draw:layer="layout" svg:x1="13.291cm" svg:y1="18.315cm" svg:x2="13.545cm" svg:y2="18.442cm">
                <text:p/>
              </draw:line>
              <draw:line draw:style-name="gr20" draw:text-style-name="P3" draw:layer="layout" svg:x1="13.291cm" svg:y1="17.045cm" svg:x2="13.291cm" svg:y2="18.315cm">
                <text:p/>
              </draw:line>
              <draw:line draw:style-name="gr20" draw:text-style-name="P3" draw:layer="layout" svg:x1="13.545cm" svg:y1="16.918cm" svg:x2="13.545cm" svg:y2="18.442cm">
                <text:p/>
              </draw:line>
              <draw:line draw:style-name="gr20" draw:text-style-name="P3" draw:layer="layout" svg:x1="13.545cm" svg:y1="14.378cm" svg:x2="13.291cm" svg:y2="14.505cm">
                <text:p/>
              </draw:line>
              <draw:line draw:style-name="gr20" draw:text-style-name="P3" draw:layer="layout" svg:x1="13.291cm" svg:y1="15.013cm" svg:x2="13.545cm" svg:y2="15.14cm">
                <text:p/>
              </draw:line>
              <draw:line draw:style-name="gr20" draw:text-style-name="P3" draw:layer="layout" svg:x1="13.291cm" svg:y1="14.505cm" svg:x2="13.291cm" svg:y2="15.013cm">
                <text:p/>
              </draw:line>
              <draw:line draw:style-name="gr20" draw:text-style-name="P3" draw:layer="layout" svg:x1="13.545cm" svg:y1="14.378cm" svg:x2="13.545cm" svg:y2="15.14cm">
                <text:p/>
              </draw:line>
            </draw:g>
            <draw:g>
              <draw:custom-shape draw:style-name="gr17" draw:text-style-name="P3" draw:layer="layout" svg:width="1.452cm" svg:height="5.689cm" svg:x="9.96cm" svg:y="12.9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" draw:layer="layout" svg:width="0.166cm" svg:height="0.158cm" svg:x="10.177cm" svg:y="14.6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0.177cm" svg:y="14.89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0.177cm" svg:y="16.19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0.177cm" svg:y="16.4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0.177cm" svg:y="17.6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0.177cm" svg:y="17.93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9" draw:text-style-name="P3" draw:layer="layout" svg:width="0.416cm" svg:height="0.786cm" svg:x="10.132cm" svg:y="13.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0" draw:text-style-name="P3" draw:layer="layout" svg:x1="10.132cm" svg:y1="13.593cm" svg:x2="10.547cm" svg:y2="13.593cm">
                  <text:p/>
                </draw:line>
              </draw:g>
              <draw:frame draw:style-name="gr21" draw:text-style-name="P14" draw:layer="layout" svg:width="1.306cm" svg:height="1.092cm" svg:x="9.859cm" svg:y="14.05cm">
                <draw:text-box>
                  <text:p><text:span text:style-name="T10">A3</text:span></text:p>
                </draw:text-box>
              </draw:frame>
              <draw:frame draw:style-name="gr16" draw:text-style-name="P14" draw:layer="layout" svg:width="1.306cm" svg:height="1.476cm" svg:x="9.859cm" svg:y="14.899cm">
                <draw:text-box>
                  <text:p><text:span text:style-name="T10">A0</text:span></text:p>
                </draw:text-box>
              </draw:frame>
              <draw:frame draw:style-name="gr22" draw:text-style-name="P14" draw:layer="layout" svg:width="1.306cm" svg:height="1.475cm" svg:x="9.859cm" svg:y="15.609cm">
                <draw:text-box>
                  <text:p><text:span text:style-name="T10">B3</text:span></text:p>
                </draw:text-box>
              </draw:frame>
              <draw:frame draw:style-name="gr16" draw:text-style-name="P14" draw:layer="layout" svg:width="1.306cm" svg:height="1.476cm" svg:x="9.859cm" svg:y="16.477cm">
                <draw:text-box>
                  <text:p><text:span text:style-name="T10">B0</text:span></text:p>
                </draw:text-box>
              </draw:frame>
              <draw:frame draw:style-name="gr16" draw:text-style-name="P14" draw:layer="layout" svg:width="1.306cm" svg:height="1.476cm" svg:x="9.859cm" svg:y="17.084cm">
                <draw:text-box>
                  <text:p><text:span text:style-name="T10">C3</text:span></text:p>
                </draw:text-box>
              </draw:frame>
              <draw:line draw:style-name="gr20" draw:text-style-name="P3" draw:layer="layout" svg:x1="11.23cm" svg:y1="16.917cm" svg:x2="10.976cm" svg:y2="17.044cm">
                <text:p/>
              </draw:line>
              <draw:line draw:style-name="gr20" draw:text-style-name="P3" draw:layer="layout" svg:x1="10.976cm" svg:y1="18.314cm" svg:x2="11.23cm" svg:y2="18.441cm">
                <text:p/>
              </draw:line>
              <draw:line draw:style-name="gr20" draw:text-style-name="P3" draw:layer="layout" svg:x1="10.976cm" svg:y1="17.044cm" svg:x2="10.976cm" svg:y2="18.314cm">
                <text:p/>
              </draw:line>
              <draw:line draw:style-name="gr20" draw:text-style-name="P3" draw:layer="layout" svg:x1="11.23cm" svg:y1="16.917cm" svg:x2="11.23cm" svg:y2="18.441cm">
                <text:p/>
              </draw:line>
              <draw:line draw:style-name="gr20" draw:text-style-name="P3" draw:layer="layout" svg:x1="11.23cm" svg:y1="14.377cm" svg:x2="10.976cm" svg:y2="14.504cm">
                <text:p/>
              </draw:line>
              <draw:line draw:style-name="gr20" draw:text-style-name="P3" draw:layer="layout" svg:x1="10.976cm" svg:y1="15.012cm" svg:x2="11.23cm" svg:y2="15.139cm">
                <text:p/>
              </draw:line>
              <draw:line draw:style-name="gr20" draw:text-style-name="P3" draw:layer="layout" svg:x1="10.976cm" svg:y1="14.504cm" svg:x2="10.976cm" svg:y2="15.012cm">
                <text:p/>
              </draw:line>
              <draw:line draw:style-name="gr20" draw:text-style-name="P3" draw:layer="layout" svg:x1="11.23cm" svg:y1="14.377cm" svg:x2="11.23cm" svg:y2="15.139cm">
                <text:p/>
              </draw:line>
            </draw:g>
          </draw:g>
        </draw:g>
        <draw:g>
          <draw:custom-shape draw:style-name="gr23" draw:text-style-name="P3" draw:layer="layout" svg:width="9.983cm" svg:height="3.276cm" svg:x="4.552cm" svg:y="19.66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0.618cm" svg:height="3.181cm" svg:x="4.59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4.74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4.448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4.74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4.448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4.74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4.351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4.74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4.351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5.208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8cm" svg:height="0.194cm" svg:x="5.357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5.066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8cm" svg:height="0.194cm" svg:x="5.357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5.066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8cm" svg:height="0.194cm" svg:x="5.357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4.968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8cm" svg:height="0.194cm" svg:x="5.357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4.968cm" svg:y="22.338cm">
            <draw:text-box>
              <text:p><text:span text:style-name="T11">Output, y</text:span></text:p>
            </draw:text-box>
          </draw:frame>
          <draw:custom-shape draw:style-name="gr24" draw:text-style-name="P10" draw:layer="layout" svg:width="0.618cm" svg:height="3.181cm" svg:x="5.825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5.975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5.683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5.975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5.683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5.975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5.586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5.975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5.586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6.443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8cm" svg:height="0.194cm" svg:x="6.592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6.301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8cm" svg:height="0.194cm" svg:x="6.592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6.301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8cm" svg:height="0.194cm" svg:x="6.592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6.203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8cm" svg:height="0.194cm" svg:x="6.592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6.203cm" svg:y="22.338cm">
            <draw:text-box>
              <text:p><text:span text:style-name="T11">Output, y</text:span></text:p>
            </draw:text-box>
          </draw:frame>
          <draw:custom-shape draw:style-name="gr24" draw:text-style-name="P10" draw:layer="layout" svg:width="0.618cm" svg:height="3.181cm" svg:x="7.06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7.21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6.918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7.21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6.918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7.21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6.821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7.21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6.821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7.678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7.828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7.536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7.828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7.536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7.828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7.439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7.828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7.439cm" svg:y="22.338cm">
            <draw:text-box>
              <text:p><text:span text:style-name="T11">Output, y</text:span></text:p>
            </draw:text-box>
          </draw:frame>
          <draw:custom-shape draw:style-name="gr24" draw:text-style-name="P10" draw:layer="layout" svg:width="0.618cm" svg:height="3.181cm" svg:x="8.295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8.445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8.153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8.445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8.153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8.445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8.056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8.445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8.056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8.913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9.063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8.771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9.063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8.771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9.063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8.674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9.063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8.674cm" svg:y="22.338cm">
            <draw:text-box>
              <text:p><text:span text:style-name="T11">Output, y</text:span></text:p>
            </draw:text-box>
          </draw:frame>
          <draw:custom-shape draw:style-name="gr24" draw:text-style-name="P10" draw:layer="layout" svg:width="0.618cm" svg:height="3.181cm" svg:x="9.53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8cm" svg:height="0.194cm" svg:x="9.68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9.388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8cm" svg:height="0.194cm" svg:x="9.68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9.388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8cm" svg:height="0.194cm" svg:x="9.68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5" draw:layer="controls" svg:width="1.045cm" svg:height="0.565cm" svg:x="9.291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8cm" svg:height="0.194cm" svg:x="9.68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9.291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10.148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10.298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0.006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10.298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0.006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10.298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9.909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10.298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9.909cm" svg:y="22.338cm">
            <draw:text-box>
              <text:p><text:span text:style-name="T11">Output, y</text:span></text:p>
            </draw:text-box>
          </draw:frame>
          <draw:custom-shape draw:style-name="gr24" draw:text-style-name="P10" draw:layer="layout" svg:width="0.618cm" svg:height="3.181cm" svg:x="10.765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8cm" svg:height="0.194cm" svg:x="10.915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0.623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8cm" svg:height="0.194cm" svg:x="10.915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0.623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8cm" svg:height="0.194cm" svg:x="10.915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10.526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8cm" svg:height="0.194cm" svg:x="10.915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10.526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11.383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11.533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1.241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11.533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1.241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11.533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11.144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11.533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11.144cm" svg:y="22.338cm">
            <draw:text-box>
              <text:p><text:span text:style-name="T11">Output, y</text:span></text:p>
            </draw:text-box>
          </draw:frame>
          <draw:g>
            <draw:line draw:style-name="gr20" draw:text-style-name="P3" draw:layer="layout" svg:x1="13.622cm" svg:y1="19.784cm" svg:x2="13.494cm" svg:y2="20.037cm">
              <text:p/>
            </draw:line>
            <draw:line draw:style-name="gr20" draw:text-style-name="P3" draw:layer="layout" svg:x1="12.224cm" svg:y1="20.032cm" svg:x2="12.098cm" svg:y2="19.777cm">
              <text:p/>
            </draw:line>
            <draw:line draw:style-name="gr20" draw:text-style-name="P3" draw:layer="layout" svg:x1="13.494cm" svg:y1="20.038cm" svg:x2="12.224cm" svg:y2="20.032cm">
              <text:p/>
            </draw:line>
            <draw:line draw:style-name="gr20" draw:text-style-name="P3" draw:layer="layout" svg:x1="13.622cm" svg:y1="19.784cm" svg:x2="12.098cm" svg:y2="19.777cm">
              <text:p/>
            </draw:line>
          </draw:g>
          <draw:g>
            <draw:line draw:style-name="gr20" draw:text-style-name="P3" draw:layer="layout" svg:x1="13.622cm" svg:y1="22.451cm" svg:x2="13.494cm" svg:y2="22.704cm">
              <text:p/>
            </draw:line>
            <draw:line draw:style-name="gr20" draw:text-style-name="P3" draw:layer="layout" svg:x1="12.224cm" svg:y1="22.699cm" svg:x2="12.098cm" svg:y2="22.444cm">
              <text:p/>
            </draw:line>
            <draw:line draw:style-name="gr20" draw:text-style-name="P3" draw:layer="layout" svg:x1="13.494cm" svg:y1="22.705cm" svg:x2="12.224cm" svg:y2="22.699cm">
              <text:p/>
            </draw:line>
            <draw:line draw:style-name="gr20" draw:text-style-name="P3" draw:layer="layout" svg:x1="13.622cm" svg:y1="22.451cm" svg:x2="12.098cm" svg:y2="22.444cm">
              <text:p/>
            </draw:line>
          </draw:g>
          <draw:g>
            <draw:line draw:style-name="gr20" draw:text-style-name="P3" draw:layer="layout" svg:x1="13.622cm" svg:y1="22.07cm" svg:x2="13.494cm" svg:y2="22.323cm">
              <text:p/>
            </draw:line>
            <draw:line draw:style-name="gr20" draw:text-style-name="P3" draw:layer="layout" svg:x1="12.224cm" svg:y1="22.318cm" svg:x2="12.098cm" svg:y2="22.063cm">
              <text:p/>
            </draw:line>
            <draw:line draw:style-name="gr20" draw:text-style-name="P3" draw:layer="layout" svg:x1="13.494cm" svg:y1="22.324cm" svg:x2="12.224cm" svg:y2="22.318cm">
              <text:p/>
            </draw:line>
            <draw:line draw:style-name="gr20" draw:text-style-name="P3" draw:layer="layout" svg:x1="13.622cm" svg:y1="22.07cm" svg:x2="12.098cm" svg:y2="22.063cm">
              <text:p/>
            </draw:line>
          </draw:g>
          <draw:g>
            <draw:line draw:style-name="gr20" draw:text-style-name="P3" draw:layer="layout" svg:x1="13.622cm" svg:y1="21.689cm" svg:x2="13.494cm" svg:y2="21.942cm">
              <text:p/>
            </draw:line>
            <draw:line draw:style-name="gr20" draw:text-style-name="P3" draw:layer="layout" svg:x1="12.224cm" svg:y1="21.937cm" svg:x2="12.098cm" svg:y2="21.682cm">
              <text:p/>
            </draw:line>
            <draw:line draw:style-name="gr20" draw:text-style-name="P3" draw:layer="layout" svg:x1="13.494cm" svg:y1="21.943cm" svg:x2="12.224cm" svg:y2="21.937cm">
              <text:p/>
            </draw:line>
            <draw:line draw:style-name="gr20" draw:text-style-name="P3" draw:layer="layout" svg:x1="13.622cm" svg:y1="21.689cm" svg:x2="12.098cm" svg:y2="21.682cm">
              <text:p/>
            </draw:line>
          </draw:g>
          <draw:g>
            <draw:line draw:style-name="gr20" draw:text-style-name="P3" draw:layer="layout" svg:x1="13.622cm" svg:y1="21.308cm" svg:x2="13.494cm" svg:y2="21.561cm">
              <text:p/>
            </draw:line>
            <draw:line draw:style-name="gr20" draw:text-style-name="P3" draw:layer="layout" svg:x1="12.224cm" svg:y1="21.556cm" svg:x2="12.098cm" svg:y2="21.301cm">
              <text:p/>
            </draw:line>
            <draw:line draw:style-name="gr20" draw:text-style-name="P3" draw:layer="layout" svg:x1="13.494cm" svg:y1="21.562cm" svg:x2="12.224cm" svg:y2="21.556cm">
              <text:p/>
            </draw:line>
            <draw:line draw:style-name="gr20" draw:text-style-name="P3" draw:layer="layout" svg:x1="13.622cm" svg:y1="21.308cm" svg:x2="12.098cm" svg:y2="21.301cm">
              <text:p/>
            </draw:line>
          </draw:g>
          <draw:g>
            <draw:line draw:style-name="gr20" draw:text-style-name="P3" draw:layer="layout" svg:x1="13.622cm" svg:y1="20.921cm" svg:x2="13.494cm" svg:y2="21.174cm">
              <text:p/>
            </draw:line>
            <draw:line draw:style-name="gr20" draw:text-style-name="P3" draw:layer="layout" svg:x1="12.224cm" svg:y1="21.169cm" svg:x2="12.098cm" svg:y2="20.914cm">
              <text:p/>
            </draw:line>
            <draw:line draw:style-name="gr20" draw:text-style-name="P3" draw:layer="layout" svg:x1="13.494cm" svg:y1="21.175cm" svg:x2="12.224cm" svg:y2="21.169cm">
              <text:p/>
            </draw:line>
            <draw:line draw:style-name="gr20" draw:text-style-name="P3" draw:layer="layout" svg:x1="13.622cm" svg:y1="20.921cm" svg:x2="12.098cm" svg:y2="20.914cm">
              <text:p/>
            </draw:line>
          </draw:g>
          <draw:g>
            <draw:line draw:style-name="gr20" draw:text-style-name="P3" draw:layer="layout" svg:x1="13.622cm" svg:y1="20.546cm" svg:x2="13.494cm" svg:y2="20.799cm">
              <text:p/>
            </draw:line>
            <draw:line draw:style-name="gr20" draw:text-style-name="P3" draw:layer="layout" svg:x1="12.224cm" svg:y1="20.794cm" svg:x2="12.098cm" svg:y2="20.539cm">
              <text:p/>
            </draw:line>
            <draw:line draw:style-name="gr20" draw:text-style-name="P3" draw:layer="layout" svg:x1="13.494cm" svg:y1="20.8cm" svg:x2="12.224cm" svg:y2="20.794cm">
              <text:p/>
            </draw:line>
            <draw:line draw:style-name="gr20" draw:text-style-name="P3" draw:layer="layout" svg:x1="13.622cm" svg:y1="20.546cm" svg:x2="12.098cm" svg:y2="20.539cm">
              <text:p/>
            </draw:line>
          </draw:g>
          <draw:g>
            <draw:line draw:style-name="gr20" draw:text-style-name="P3" draw:layer="layout" svg:x1="13.622cm" svg:y1="20.165cm" svg:x2="13.494cm" svg:y2="20.418cm">
              <text:p/>
            </draw:line>
            <draw:line draw:style-name="gr20" draw:text-style-name="P3" draw:layer="layout" svg:x1="12.224cm" svg:y1="20.413cm" svg:x2="12.098cm" svg:y2="20.158cm">
              <text:p/>
            </draw:line>
            <draw:line draw:style-name="gr20" draw:text-style-name="P3" draw:layer="layout" svg:x1="13.494cm" svg:y1="20.419cm" svg:x2="12.224cm" svg:y2="20.413cm">
              <text:p/>
            </draw:line>
            <draw:line draw:style-name="gr20" draw:text-style-name="P3" draw:layer="layout" svg:x1="13.622cm" svg:y1="20.165cm" svg:x2="12.098cm" svg:y2="20.158cm">
              <text:p/>
            </draw:line>
          </draw:g>
          <draw:custom-shape draw:style-name="gr29" draw:text-style-name="P1" draw:layer="layout" svg:width="0.381cm" svg:height="0.381cm" svg:x="14.003cm" svg:y="20.15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381cm" svg:height="0.381cm" svg:x="14.003cm" svg:y="20.79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3" draw:layer="layout" svg:width="10.26cm" svg:height="1.17cm" svg:x="4.456cm" svg:y="9.89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6" draw:layer="layout" svg:width="7.669cm" svg:height="0.954cm" svg:x="5.758cm" svg:y="9.998cm">
            <draw:text-box>
              <text:p><text:span text:style-name="T4">Fiber optic patch panel - 1U</text:span></text:p>
            </draw:text-box>
          </draw:frame>
        </draw:g>
        <draw:frame draw:style-name="gr32" draw:text-style-name="P3" draw:layer="layout" svg:width="10.287cm" svg:height="2.207cm" svg:x="4.429cm" svg:y="4.202cm">
          <draw:image xlink:href="Pictures/100002010000054B000001210F922122378185B3.png" xlink:type="simple" xlink:show="embed" xlink:actuate="onLoad">
            <text:p/>
          </draw:image>
        </draw:frame>
        <draw:frame draw:style-name="gr32" draw:text-style-name="P3" draw:layer="layout" svg:width="10.287cm" svg:height="3.356cm" svg:x="4.429cm" svg:y="6.515cm">
          <draw:image xlink:href="Pictures/10000201000004BD00000183AB4DC13061F80F77.png" xlink:type="simple" xlink:show="embed" xlink:actuate="onLoad">
            <text:p/>
          </draw:image>
        </draw:frame>
        <draw:g>
          <draw:frame draw:style-name="gr33" draw:text-style-name="P5" draw:layer="layout" svg:width="1.974cm" svg:height="0.954cm" svg:x="16.933cm" svg:y="5.399cm">
            <draw:text-box>
              <text:p><text:span text:style-name="T3">Rails</text:span></text:p>
            </draw:text-box>
          </draw:frame>
          <draw:frame draw:style-name="gr34" draw:text-style-name="P16" draw:layer="layout" svg:width="3.241cm" svg:height="0.962cm" svg:x="16.286cm" svg:y="4.818cm">
            <draw:text-box>
              <text:p>NMT - 2U</text:p>
            </draw:text-box>
          </draw:frame>
        </draw:g>
        <draw:g>
          <draw:frame draw:style-name="gr35" draw:text-style-name="P17" draw:layer="layout" svg:width="2.386cm" svg:height="1.016cm" svg:x="17.132cm" svg:y="8.29cm">
            <draw:text-box>
              <text:p><text:span text:style-name="T3">Rails</text:span></text:p>
            </draw:text-box>
          </draw:frame>
          <draw:frame draw:style-name="gr36" draw:text-style-name="P16" draw:layer="layout" svg:width="3.216cm" svg:height="0.962cm" svg:x="16.375cm" svg:y="7.593cm">
            <draw:text-box>
              <text:p>PDU - 3U</text:p>
            </draw:text-box>
          </draw:frame>
        </draw:g>
        <draw:frame draw:style-name="gr37" draw:text-style-name="P18" draw:layer="layout" svg:width="5.129cm" svg:height="0.878cm" svg:x="15.367cm" svg:y="15.205cm">
          <draw:text-box>
            <text:p><text:span text:style-name="T12">SNAP boards - 6U</text:span></text:p>
          </draw:text-box>
        </draw:frame>
        <draw:frame draw:style-name="gr38" draw:text-style-name="P1" draw:layer="layout" svg:width="10.325cm" svg:height="1.09cm" svg:x="4.429cm" svg:y="3.085cm">
          <draw:image xlink:href="Pictures/10000201000002EB0000004FBD7080A7D6F528B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0:29:28.267819000</meta:creation-date>
    <dc:date>2017-06-26T16:45:01.585917012</dc:date>
    <meta:editing-duration>PT4H51M51S</meta:editing-duration>
    <meta:editing-cycles>40</meta:editing-cycles>
    <meta:generator>LibreOffice/5.1.6.2$Linux_X86_64 LibreOffice_project/10m0$Build-2</meta:generator>
    <meta:document-statistic meta:object-count="281"/>
  </office:meta>
</office:document-meta>
</file>